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Nachlieli CLM2" svg:font-family="'Nachlieli CLM'"/>
    <style:font-face style:name="Monospace1" svg:font-family="Monospace"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4b5b05" officeooo:paragraph-rsid="05573782"/>
    </style:style>
    <style:style style:name="P4" style:family="paragraph" style:parent-style-name="Text_20_body">
      <style:text-properties officeooo:rsid="057de717" officeooo:paragraph-rsid="0580b830"/>
    </style:style>
    <style:style style:name="P5" style:family="paragraph" style:parent-style-name="Text_20_body">
      <style:text-properties officeooo:rsid="057de717" officeooo:paragraph-rsid="0585b304"/>
    </style:style>
    <style:style style:name="P6" style:family="paragraph" style:parent-style-name="Text_20_body">
      <style:text-properties officeooo:rsid="0580b830" officeooo:paragraph-rsid="05867513"/>
    </style:style>
    <style:style style:name="P7" style:family="paragraph" style:parent-style-name="Text_20_body">
      <style:text-properties officeooo:rsid="0559ea0a" officeooo:paragraph-rsid="0559ea0a"/>
    </style:style>
    <style:style style:name="P8" style:family="paragraph" style:parent-style-name="Text_20_body">
      <style:text-properties officeooo:paragraph-rsid="05a083c3"/>
    </style:style>
    <style:style style:name="P9" style:family="paragraph" style:parent-style-name="Text_20_body">
      <style:text-properties officeooo:rsid="0592d04b" officeooo:paragraph-rsid="0592d04b"/>
    </style:style>
    <style:style style:name="P10" style:family="paragraph" style:parent-style-name="Text_20_body">
      <style:text-properties officeooo:rsid="0592d04b" officeooo:paragraph-rsid="05953b78"/>
    </style:style>
    <style:style style:name="P11" style:family="paragraph" style:parent-style-name="Text_20_body">
      <style:text-properties officeooo:rsid="0592d04b" officeooo:paragraph-rsid="059c065b"/>
    </style:style>
    <style:style style:name="P12" style:family="paragraph" style:parent-style-name="Text_20_body">
      <style:paragraph-properties fo:line-height="100%"/>
      <style:text-properties officeooo:rsid="04af6545" officeooo:paragraph-rsid="04af6545"/>
    </style:style>
    <style:style style:name="P13" style:family="paragraph" style:parent-style-name="Text_20_body">
      <style:text-properties officeooo:rsid="04af6545" officeooo:paragraph-rsid="059c065b"/>
    </style:style>
    <style:style style:name="P14" style:family="paragraph" style:parent-style-name="Text_20_body">
      <style:paragraph-properties fo:text-align="center" style:justify-single-word="false"/>
      <style:text-properties officeooo:paragraph-rsid="05a083c3"/>
    </style:style>
    <style:style style:name="P15" style:family="paragraph" style:parent-style-name="Text_20_body">
      <style:text-properties officeooo:rsid="057087f4" officeooo:paragraph-rsid="05a083c3"/>
    </style:style>
    <style:style style:name="P16" style:family="paragraph" style:parent-style-name="Text_20_body">
      <style:text-properties style:font-name="David CLM" officeooo:rsid="05a7e788" officeooo:paragraph-rsid="05ada7df" style:font-name-complex="David CLM"/>
    </style:style>
    <style:style style:name="P17" style:family="paragraph" style:parent-style-name="Heading_20_2">
      <style:paragraph-properties fo:text-align="end" style:justify-single-word="false" style:writing-mode="rl-tb"/>
      <style:text-properties officeooo:rsid="052623dc" officeooo:paragraph-rsid="055978b5"/>
    </style:style>
    <style:style style:name="P18" style:family="paragraph" style:parent-style-name="Heading_20_2">
      <style:paragraph-properties fo:text-align="end" style:justify-single-word="false" style:writing-mode="rl-tb"/>
      <style:text-properties officeooo:rsid="052623dc" officeooo:paragraph-rsid="0592d04b"/>
    </style:style>
    <style:style style:name="P19" style:family="paragraph" style:parent-style-name="Heading_20_2">
      <style:paragraph-properties fo:text-align="end" style:justify-single-word="false" style:writing-mode="rl-tb"/>
      <style:text-properties officeooo:rsid="052623dc" officeooo:paragraph-rsid="05a1ce51"/>
    </style:style>
    <style:style style:name="P20" style:family="paragraph" style:parent-style-name="Text_20_body">
      <style:paragraph-properties fo:text-align="end" style:justify-single-word="false" style:writing-mode="rl-tb"/>
      <style:text-properties officeooo:paragraph-rsid="05a083c3"/>
    </style:style>
    <style:style style:name="P21" style:family="paragraph" style:parent-style-name="Text_20_body">
      <style:paragraph-properties fo:text-align="end" style:justify-single-word="false" style:writing-mode="rl-tb"/>
      <style:text-properties officeooo:rsid="052623dc" officeooo:paragraph-rsid="05a083c3"/>
    </style:style>
    <style:style style:name="P22" style:family="paragraph" style:parent-style-name="Text_20_body">
      <style:paragraph-properties fo:text-align="start" style:justify-single-word="false" style:writing-mode="lr-tb"/>
      <style:text-properties officeooo:rsid="056f47ac" officeooo:paragraph-rsid="05a083c3"/>
    </style:style>
    <style:style style:name="P23" style:family="paragraph" style:parent-style-name="Text_20_body">
      <style:paragraph-properties fo:text-align="start" style:justify-single-word="false" style:writing-mode="lr-tb"/>
      <style:text-properties officeooo:paragraph-rsid="05a083c3"/>
    </style:style>
    <style:style style:name="P24" style:family="paragraph" style:parent-style-name="Text_20_body">
      <style:paragraph-properties fo:line-height="100%" fo:text-align="start" style:justify-single-word="false" style:writing-mode="lr-tb"/>
      <style:text-properties officeooo:rsid="056d91e5" officeooo:paragraph-rsid="05a083c3"/>
    </style:style>
    <style:style style:name="P25" style:family="paragraph" style:parent-style-name="Text_20_body">
      <style:paragraph-properties fo:text-align="center" style:justify-single-word="false" style:writing-mode="lr-tb"/>
      <style:text-properties style:font-name="Monospace1" officeooo:rsid="06f4f4f5" officeooo:paragraph-rsid="05a083c3"/>
    </style:style>
    <style:style style:name="P26" style:family="paragraph" style:parent-style-name="Text_20_body">
      <style:paragraph-properties fo:text-align="center" style:justify-single-word="false" style:writing-mode="lr-tb"/>
      <style:text-properties style:text-position="0% 100%" style:font-name="Monospace1" officeooo:rsid="06e6f50b" officeooo:paragraph-rsid="05a083c3" style:font-name-complex="David CLM"/>
    </style:style>
    <style:style style:name="P27" style:family="paragraph" style:parent-style-name="Heading_20_2">
      <style:text-properties officeooo:paragraph-rsid="05a083c3"/>
    </style:style>
    <style:style style:name="P28" style:family="paragraph" style:parent-style-name="Text_20_body" style:list-style-name="L1">
      <style:text-properties officeooo:paragraph-rsid="05a083c3"/>
    </style:style>
    <style:style style:name="P29" style:family="paragraph" style:parent-style-name="Text_20_body" style:list-style-name="L1">
      <style:text-properties officeooo:rsid="056f4007" officeooo:paragraph-rsid="05a083c3"/>
    </style:style>
    <style:style style:name="P30" style:family="paragraph" style:parent-style-name="Text_20_body" style:list-style-name="WWNum2">
      <style:paragraph-properties fo:text-align="end" style:justify-single-word="false" style:writing-mode="rl-tb"/>
      <style:text-properties officeooo:paragraph-rsid="05a083c3"/>
    </style:style>
    <style:style style:name="P31" style:family="paragraph" style:parent-style-name="Text_20_body">
      <style:paragraph-properties fo:text-align="start" style:justify-single-word="false" style:writing-mode="lr-tb"/>
      <style:text-properties officeooo:rsid="056f47ac" officeooo:paragraph-rsid="05b315b7"/>
    </style:style>
    <style:style style:name="P32" style:family="paragraph" style:parent-style-name="Heading_20_1">
      <style:paragraph-properties fo:line-height="100%"/>
      <style:text-properties officeooo:rsid="04af6545" officeooo:paragraph-rsid="04af6545"/>
    </style:style>
    <style:style style:name="T1" style:family="text">
      <style:text-properties officeooo:rsid="05226f8d"/>
    </style:style>
    <style:style style:name="T2" style:family="text">
      <style:text-properties officeooo:rsid="0552d90d"/>
    </style:style>
    <style:style style:name="T3" style:family="text">
      <style:text-properties officeooo:rsid="053d3269"/>
    </style:style>
    <style:style style:name="T4" style:family="text">
      <style:text-properties officeooo:rsid="05470a17"/>
    </style:style>
    <style:style style:name="T5" style:family="text">
      <style:text-properties officeooo:rsid="054b5b05"/>
    </style:style>
    <style:style style:name="T6" style:family="text">
      <style:text-properties officeooo:rsid="054c25e1"/>
    </style:style>
    <style:style style:name="T7" style:family="text">
      <style:text-properties officeooo:rsid="054bc636"/>
    </style:style>
    <style:style style:name="T8" style:family="text">
      <style:text-properties style:font-name-complex="David CLM"/>
    </style:style>
    <style:style style:name="T9" style:family="text">
      <style:text-properties officeooo:rsid="06f8e5ea" style:font-name-complex="David CLM"/>
    </style:style>
    <style:style style:name="T10" style:family="text">
      <style:text-properties style:text-position="0% 100%" officeooo:rsid="06e6f50b" style:font-name-complex="David CLM"/>
    </style:style>
    <style:style style:name="T11" style:family="text">
      <style:text-properties style:text-position="0% 100%" officeooo:rsid="056f4007" style:font-name-complex="David CLM"/>
    </style:style>
    <style:style style:name="T12" style:family="text">
      <style:text-properties fo:font-style="italic" style:font-style-asian="italic" style:font-style-complex="italic"/>
    </style:style>
    <style:style style:name="T13" style:family="text">
      <style:text-properties fo:font-style="italic" officeooo:rsid="05a8ffe8" style:font-style-asian="italic" style:font-style-complex="italic"/>
    </style:style>
    <style:style style:name="T14" style:family="text">
      <style:text-properties officeooo:rsid="056ebe90"/>
    </style:style>
    <style:style style:name="T15" style:family="text">
      <style:text-properties officeooo:rsid="056f1a03"/>
    </style:style>
    <style:style style:name="T16" style:family="text">
      <style:text-properties officeooo:rsid="05751e91"/>
    </style:style>
    <style:style style:name="T17" style:family="text">
      <style:text-properties officeooo:rsid="0576311b"/>
    </style:style>
    <style:style style:name="T18" style:family="text">
      <style:text-properties officeooo:rsid="057f763a"/>
    </style:style>
    <style:style style:name="T19" style:family="text">
      <style:text-properties officeooo:rsid="0580b830"/>
    </style:style>
    <style:style style:name="T20" style:family="text">
      <style:text-properties officeooo:rsid="05867513"/>
    </style:style>
    <style:style style:name="T21" style:family="text">
      <style:text-properties officeooo:rsid="058da123"/>
    </style:style>
    <style:style style:name="T22" style:family="text">
      <style:text-properties officeooo:rsid="0592d04b"/>
    </style:style>
    <style:style style:name="T23" style:family="text">
      <style:text-properties officeooo:rsid="05948eba"/>
    </style:style>
    <style:style style:name="T24" style:family="text">
      <style:text-properties officeooo:rsid="05953b78"/>
    </style:style>
    <style:style style:name="T25" style:family="text">
      <style:text-properties officeooo:rsid="0598c2f0"/>
    </style:style>
    <style:style style:name="T26" style:family="text">
      <style:text-properties officeooo:rsid="059c065b"/>
    </style:style>
    <style:style style:name="T27" style:family="text">
      <style:text-properties officeooo:rsid="05a083c3"/>
    </style:style>
    <style:style style:name="T28" style:family="text">
      <style:text-properties officeooo:rsid="05a1ce51"/>
    </style:style>
    <style:style style:name="T29" style:family="text">
      <style:text-properties officeooo:rsid="05a30ee8"/>
    </style:style>
    <style:style style:name="T30" style:family="text">
      <style:text-properties officeooo:rsid="05a8ffe8"/>
    </style:style>
    <style:style style:name="T31" style:family="text">
      <style:text-properties officeooo:rsid="05aea357"/>
    </style:style>
    <style:style style:name="T32" style:family="text">
      <style:text-properties officeooo:rsid="05b315b7"/>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text:span text:style-name="T1">מטלה</text:span> –<text:span text:style-name="T2"> אלגוריתמים למיקסום רווח</text:span></text:h>
      <text:p text:style-name="P12">יש לענות על שאלה אחת לבחירתכם.</text:p>
      <text:p text:style-name="P12"/>
      <text:p text:style-name="P27">שאלה <text:span text:style-name="T27">1</text:span>: <text:span text:style-name="T31">סקר שוק בשפת פייתון</text:span></text:p>
      <text:p text:style-name="P8">כפי שלמדנו בכיתה, מכרז מיירסון למיקסום רווח משתמש בפונקציית הערך הוירטואלי, והיא משתמשת בפונקציית התפלגות ההסתברות:</text:p>
      <text:p text:style-name="P14">F(x) <text:s/>= <text:s/>Prob[v &lt; x]</text:p>
      <text:p text:style-name="P25"><text:span text:style-name="T8">r(</text:span><text:span text:style-name="T9">x</text:span><text:span text:style-name="T8">) = </text:span><text:span text:style-name="T9">x - [1-</text:span><text:span text:style-name="T10">F(x)</text:span><text:span text:style-name="T9">]/</text:span><text:span text:style-name="T10">F</text:span><text:span text:style-name="T11">'</text:span><text:span text:style-name="T10">(x)</text:span></text:p>
      <text:p text:style-name="P8">ברוב המקרים, הפונקציה F אינה ידועה, ואנחנו צריכים לחשב אותה בקירוב מתוך נתונים סטטיסטיים.</text:p>
      <text:p text:style-name="P8">כיתבו מחלקה לחישוב פונקציה זו. <text:span text:style-name="T14">במחלקה יהיו לפחות שלוש שיטות:</text:span></text:p>
      <text:list xml:id="list1532137223" text:style-name="L1">
        <text:list-item>
          <text:p text:style-name="P28"><text:span text:style-name="T14">איתחול (בנאי) - מקבל </text:span>וקטור של <text:span text:style-name="T14">ערכים (שנאספו </text:span>בסקרי<text:span text:style-name="T14">-שוק)</text:span>.</text:p>
        </text:list-item>
        <text:list-item>
          <text:p text:style-name="P28"><text:span text:style-name="T15">F - <text:s/></text:span>מקבלת ערך x, ומחזירה את ההסתברות האמפירית שהערך יהיה קטן מ-x. <text:span text:style-name="T12">שימו לב</text:span> - הפונקציה F תמיד מחזירה ערך בין 0 ל-1.</text:p>
        </text:list-item>
        <text:list-item>
          <text:p text:style-name="P29">r - מקבלת ערך x, ומחזירה את הערך הוירטואלי המתאים.</text:p>
        </text:list-item>
      </text:list>
      <text:p text:style-name="P15">הוסיפו שיטות נוספות לפי הצורך.</text:p>
      <text:p text:style-name="P26"/>
      <text:p text:style-name="P23">class Distribution:</text:p>
      <text:p text:style-name="P23"><text:tab/><text:span text:style-name="T25">def __init__</text:span>(<text:span text:style-name="T25">self, </text:span>values: <text:span text:style-name="T25">List[int]</text:span>): ...</text:p>
      <text:p text:style-name="P23"><text:tab/><text:span text:style-name="T25">def </text:span>F(<text:span text:style-name="T32">self, </text:span>x:<text:span text:style-name="T25">int</text:span>) →<text:span text:style-name="T25"> float: ...</text:span></text:p>
      <text:p text:style-name="P31"><text:tab/><text:span text:style-name="T25">def </text:span>r(<text:span text:style-name="T32">self, </text:span>x:int) →<text:span text:style-name="T25"> float: …</text:span></text:p>
      <text:p text:style-name="P22"/>
      <text:p text:style-name="P24"/>
      <text:p text:style-name="P18">שאלה <text:span text:style-name="T27">2</text:span>: <text:span text:style-name="T22">מי נושא בנטל המס?</text:span></text:p>
      <text:p text:style-name="P9">מוכר מעוניין למכור חפץ אחד לקונה אחד ולמקסם את הרווח שלו. התפלגות הערך של הקונה אחידה בין 10 ל-30 <text:span text:style-name="T24">ש"ח.</text:span></text:p>
      <text:p text:style-name="P10">א. הממשלה מטילה מס של 10 <text:span text:style-name="T24">ש"ח </text:span>על הקונה. מהו המכרז הממקסם את תוחלת הרווח של המוכר? מהי תוחלת הרווח של המוכר? ומהי תוחלת <text:span text:style-name="T26">התועלת</text:span> של הקונה?</text:p>
      <text:p text:style-name="P11">ב. הממשלה מטילה מס של 10 <text:span text:style-name="T24">ש"ח </text:span>על המוכר. מהו המכרז הממקסם את תוחלת הרווח של המוכר? מהי תוחלת הרווח של המוכר? ומהי תוחלת <text:span text:style-name="T26">התועלת</text:span> של הקונה?</text:p>
      <text:p text:style-name="P13"><text:soft-page-break/></text:p>
      <text:p text:style-name="P27">שאלה <text:span text:style-name="T27">3</text:span>: <text:span text:style-name="T26">מכרז עם תמיכה</text:span></text:p>
      <text:p text:style-name="P20">אתם קבלני-בניין ובזה הרגע סיימתם לבנות דירה. אתם מעוניינים למכור אותה באופן שיעשה אתכם <text:span text:style-name="T16">כמה שיותר עשירים (בתוחלת).</text:span></text:p>
      <text:p text:style-name="P20">יש הרבה קונים פוטנציאליים, וכל קונה מייחס לדירה ערך שונה. מסקר-שוק שביצעתם, התברר שהתפלגות הערכים באוכלוסיה היא התפלגות אחידה בין <text:span text:style-name="T23">500</text:span> ל-1<text:span text:style-name="T23">5</text:span>00 [באלפי ש"ח].</text:p>
      <text:p text:style-name="P20">קונים צעירים במיוחד או מבוגרים במיוחד מזכים את הקבלן בהשתתפות ממשרד השיכון באופן הבא:</text:p>
      <text:list xml:id="list2856598629" text:style-name="WWNum2">
        <text:list-item>
          <text:p text:style-name="P30">קבלן המוכר דירה לקונה בן 20 ומטה - מקבל ממשרד השיכון <text:span text:style-name="T23">10% ממחיר הקניה</text:span>.</text:p>
        </text:list-item>
        <text:list-item>
          <text:p text:style-name="P30">קבלן המוכר דירה לקונה בן 60 ומעלה - מקבל ממשרד השיכון <text:span text:style-name="T23">20% ממחיר הקניה.</text:span></text:p>
        </text:list-item>
      </text:list>
      <text:p text:style-name="P20"><text:bookmark-start text:name="__DdeLink__1328_1548266585"/>תארו <text:span text:style-name="T17">מכרז</text:span> אמיתי שימקסם את תוחלת הרווח שלכם. כיתבו את <text:span text:style-name="T21">המכרז </text:span>בפסאודו-קוד <text:span text:style-name="T21">והדגימו אותו.</text:span></text:p>
      <text:p text:style-name="P21"><text:bookmark-end text:name="__DdeLink__1328_1548266585"/></text:p>
      <text:p text:style-name="Heading_20_2">שאלה<text:span text:style-name="T3"> 4</text:span>: <text:span text:style-name="T4">מכרז אופטימלי לקנייה</text:span></text:p>
      <text:p text:style-name="P5">אתם מנהלים את מחלקת הרכש ברכבת ישראל. <text:span text:style-name="T19">קיבלתם הוראה לקנות קרון חדש במחיר נמוך ככל האפשר. יש כמה חברות המייצרות קרונות, לכל חברה יש עלוּת אחרת לייצור קרון. אתם לא יודעים את העלויות של החברות השונות, אבל מתוך נתונים סטטיסטיים שאספתם, אתם יודעים שעלות-הייצור מתפלגת לפי פונקציה F (התפלגות זהה עבור כל החברות).</text:span></text:p>
      <text:p text:style-name="P4"><text:span text:style-name="T18">הנהלת הרכבת מעריכה, שה</text:span>תועלת <text:span text:style-name="T20">שתפיק מהקרון </text:span>היא <text:span text:style-name="T18">U (מספר ידוע - נניח מיליארד ש"ח).</text:span></text:p>
      <text:p text:style-name="P6">תארו מנגנון אמיתי לקניית קרון, שבו תוחלת התועלת של רכבת-ישראל תהיה מקסימלית.</text:p>
      <text:p text:style-name="P6"/>
      <text:p text:style-name="P17">שאלה <text:span text:style-name="T27">5</text:span>: <text:span text:style-name="T5">ערך וירטואלי בהתפלגות אחידה</text:span></text:p>
      <text:p text:style-name="P3">נניח שהערך של קונה מסויים מתפלג אחיד בין a ל- b<text:span text:style-name="T6"> (שני פרמטרים חיוביים).</text:span></text:p>
      <text:p text:style-name="P3">א. כיתבו ביטוי לפונקציית הערך הוירטואלי של הקונה<text:span text:style-name="T7">, r(v), כפונקציה של a,b.</text:span></text:p>
      <text:p text:style-name="P3">ב. כיתבו ביטוי למחיר האופטימלי למכירת חפץ כלשהו לקונה זה.</text:p>
      <text:p text:style-name="P7">ג. כיתבו ביטוי לתוחלת הרווח של המוכר כאשר הוא משתמש במחיר האופטימלי. </text:p>
      <text:p text:style-name="P19">שאלה <text:span text:style-name="T28">6</text:span>: <text:span text:style-name="T29">מציאת מסלול רווחי ביותר</text:span></text:p>
      <text:p text:style-name="P16">נתון גרף קשיר לא מכוון <text:span text:style-name="T30">עם משקלים על הקשתות. </text:span>אנחנו רוצים למצוא מסלול בין <text:span text:style-name="T30">שני צמתים נתונים (בין </text:span>צומת א לצומת ב<text:span text:style-name="T30">). כל קשת בגרף שייכת לאדם מסויים, שמאד רוצה שנעבור דרכו. הערך של כל קשת (כמה בעל-הקשת מרויח כשאנחנו עוברים דרכו) הוא מידע פרטי של בעל-הקשת. כל הערכים מתפלגים אחיד בין 10 ל-30. תארו מכרז הממקסם את </text:span><text:span text:style-name="T13">תוחלת הרווח </text:span><text:span text:style-name="T30">שלנו; הדגימו על גרף מלא עם 4 צמתים.</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Nachlieli CLM2" svg:font-family="'Nachlieli CLM'"/>
    <style:font-face style:name="Monospace1" svg:font-family="Monospace"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226"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227"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28"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229"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230"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231"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32"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233"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34"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12-18T13:54:16.822768769</dc:date>
    <meta:editing-duration>P10DT15H17M38S</meta:editing-duration>
    <meta:editing-cycles>1306</meta:editing-cycles>
    <dc:creator>Erel Segal-Halevi</dc:creator>
    <meta:document-statistic meta:table-count="0" meta:image-count="0" meta:object-count="0" meta:page-count="2" meta:paragraph-count="40" meta:word-count="540" meta:character-count="2957" meta:non-whitespace-character-count="2454"/>
  </office:meta>
</office:document-meta>
</file>